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ac4e5"/>
    </style:style>
    <style:style style:name="P2" style:family="paragraph" style:parent-style-name="Standard">
      <style:text-properties officeooo:rsid="000cc261" officeooo:paragraph-rsid="000cc261"/>
    </style:style>
    <style:style style:name="P3" style:family="paragraph" style:parent-style-name="Standard">
      <style:text-properties fo:font-size="14pt" officeooo:rsid="0009203f" officeooo:paragraph-rsid="0009203f" style:font-size-asian="14pt" style:font-size-complex="14pt"/>
    </style:style>
    <style:style style:name="P4" style:family="paragraph" style:parent-style-name="Standard">
      <style:text-properties fo:font-size="14pt" officeooo:rsid="0009203f" officeooo:paragraph-rsid="000ac4e5" style:font-size-asian="14pt" style:font-size-complex="14pt"/>
    </style:style>
    <style:style style:name="P5" style:family="paragraph" style:parent-style-name="Standard">
      <style:text-properties fo:font-size="14pt" officeooo:rsid="000ac4e5" officeooo:paragraph-rsid="000ac4e5" style:font-size-asian="14pt" style:font-size-complex="14pt"/>
    </style:style>
    <style:style style:name="P6" style:family="paragraph" style:parent-style-name="Standard">
      <style:text-properties fo:font-size="14pt" officeooo:paragraph-rsid="000ac4e5" style:font-size-asian="14pt" style:font-size-complex="14pt"/>
    </style:style>
    <style:style style:name="P7" style:family="paragraph" style:parent-style-name="Standard">
      <style:text-properties fo:font-size="14pt" officeooo:rsid="000cc261" officeooo:paragraph-rsid="000cc261" style:font-size-asian="14pt" style:font-size-complex="14pt"/>
    </style:style>
    <style:style style:name="P8" style:family="paragraph" style:parent-style-name="Standard">
      <style:paragraph-properties fo:text-align="center" style:justify-single-word="false"/>
      <style:text-properties fo:font-size="11pt" officeooo:rsid="000f3679" officeooo:paragraph-rsid="000f3679" style:font-size-asian="11pt" style:font-size-complex="11pt"/>
    </style:style>
    <style:style style:name="P9" style:family="paragraph" style:parent-style-name="Standard">
      <style:text-properties officeooo:rsid="000f3679" officeooo:paragraph-rsid="0009203f"/>
    </style:style>
    <style:style style:name="P10" style:family="paragraph" style:parent-style-name="Standard">
      <style:paragraph-properties fo:text-align="center" style:justify-single-word="false"/>
      <style:text-properties fo:color="#ff4000" fo:font-size="14pt" officeooo:rsid="000f3679" officeooo:paragraph-rsid="000f3679" style:font-size-asian="14pt" style:font-size-complex="14pt"/>
    </style:style>
    <style:style style:name="P11" style:family="paragraph" style:parent-style-name="Standard">
      <style:paragraph-properties fo:text-align="center" style:justify-single-word="false"/>
      <style:text-properties fo:color="#f10d0c" fo:font-size="26pt" officeooo:rsid="000f3679" officeooo:paragraph-rsid="000f3679" style:font-size-asian="22.75pt" style:font-size-complex="26pt"/>
    </style:style>
    <style:style style:name="T1" style:family="text">
      <style:text-properties officeooo:rsid="0009203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chnology</text:p>
      <text:p text:style-name="P10">How has changed the world and our lives</text:p>
      <text:p text:style-name="P8">Milani Francesco – 5^AI</text:p>
      <text:p text:style-name="P9"/>
      <text:p text:style-name="P3">Today it’s impossible not to say that technology has changed the world and our lifes.</text:p>
      <text:p text:style-name="P3">Everything we use is technology, in fact technology isn’t only smartphones or computers, but is also clothes, cars or everything that was made by human. </text:p>
      <text:p text:style-name="P5">The continuous innovation has improved our living conditions by making easier many operations,<text:span text:style-name="T1"> starting from the alarm clock of our smartphone that wakes up us every day, to the computers we use at school to take notes. </text:span></text:p>
      <text:p text:style-name="P4"/>
      <text:p text:style-name="P4">The most important innovation of the passed years was absolutely the social media, that have been indispensable for every day life.</text:p>
      <text:p text:style-name="P5">The social media allows us to keep in contact with the world in real time, by texting, reading news and using social like Facebook and Instagram to keep in contact with our friends. </text:p>
      <text:p text:style-name="P6"/>
      <text:p text:style-name="P5">But sometimes an improper use can cause confusion and problems on a person.</text:p>
      <text:p text:style-name="P7">The confusion it’s caused by the flow of the informations, that in the last few years it grew up in an incredible way.</text:p>
      <text:p text:style-name="P7">Whereas some problems can be caused from dangerous users that use internet to create disorder.</text:p>
      <text:p text:style-name="P7">In fact with the innovation of the social the cyberbulling phenomenon is aumented, because of young people that are targeted by group of cyber bullies.</text:p>
      <text:p text:style-name="P7"/>
      <text:p text:style-name="P7">In conclusion, technology has revolutionized or lifes, but what technology can’t do is to replace our creativity and originality, human quality that need to be kept.</text:p>
      <text:p text:style-name="P7">However it’s important that we don’t abuse of the tools technology gives to us, but use them properly with personal human skills. </text:p>
      <text:p text:style-name="P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2T17:55:59.256000000</meta:creation-date>
    <dc:date>2020-01-19T17:34:05.818000000</dc:date>
    <meta:editing-duration>PT12M1S</meta:editing-duration>
    <meta:editing-cycles>3</meta:editing-cycles>
    <meta:generator>LibreOffice/6.3.2.2$Windows_X86_64 LibreOffice_project/98b30e735bda24bc04ab42594c85f7fd8be07b9c</meta:generator>
    <meta:document-statistic meta:table-count="0" meta:image-count="0" meta:object-count="0" meta:page-count="1" meta:paragraph-count="14" meta:word-count="267" meta:character-count="1576" meta:non-whitespace-character-count="1318"/>
  </office:meta>
</office:document-meta>
</file>